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list-style-name="L5">
      <style:text-properties fo:color="#000000" style:font-name="Garuda" fo:font-size="12pt" style:font-size-asian="12pt" style:font-size-complex="12pt"/>
    </style:style>
    <style:style style:name="P2" style:family="paragraph" style:parent-style-name="Preformatted_20_Text">
      <style:text-properties fo:color="#000000" style:font-name="Garuda" fo:font-size="12pt" style:text-underline-style="none" style:font-size-asian="12pt" style:font-size-complex="12pt"/>
    </style:style>
    <style:style style:name="P3" style:family="paragraph" style:parent-style-name="Preformatted_20_Text" style:list-style-name="L1">
      <style:text-properties fo:color="#000000" style:font-name="Garuda" fo:font-size="12pt" style:text-underline-style="none" style:font-size-asian="12pt" style:font-size-complex="12pt"/>
    </style:style>
    <style:style style:name="P4" style:family="paragraph" style:parent-style-name="Preformatted_20_Text" style:list-style-name="L3">
      <style:text-properties fo:color="#000000" style:font-name="Garuda" fo:font-size="12pt" style:text-underline-style="none" style:font-size-asian="12pt" style:font-size-complex="12pt"/>
    </style:style>
    <style:style style:name="P5" style:family="paragraph" style:parent-style-name="Preformatted_20_Text" style:list-style-name="L4">
      <style:text-properties fo:color="#000000" style:font-name="Garuda" fo:font-size="12pt" style:text-underline-style="none" style:font-size-asian="12pt" style:font-size-complex="12pt"/>
    </style:style>
    <style:style style:name="P6" style:family="paragraph" style:parent-style-name="Preformatted_20_Text" style:list-style-name="L5">
      <style:text-properties fo:color="#000000" style:font-name="Garuda" fo:font-size="12pt" style:text-underline-style="none" style:font-size-asian="12pt" style:font-size-complex="12pt"/>
    </style:style>
    <style:style style:name="P7" style:family="paragraph" style:parent-style-name="Preformatted_20_Text" style:list-style-name="L4">
      <style:text-properties fo:color="#000000" fo:font-size="12pt" style:text-underline-style="none" style:font-size-asian="12pt" style:font-size-complex="12pt"/>
    </style:style>
    <style:style style:name="P8" style:family="paragraph" style:parent-style-name="Preformatted_20_Text" style:list-style-name="L3">
      <style:paragraph-properties fo:margin-left="0.9846in" fo:margin-right="0in" fo:text-indent="-0.25in" style:auto-text-indent="false"/>
      <style:text-properties fo:color="#000000" style:font-name="Garuda" fo:font-size="12pt" style:text-underline-style="none" style:font-size-asian="12pt" style:font-size-complex="12pt"/>
    </style:style>
    <style:style style:name="T1" style:family="text">
      <style:text-properties fo:color="#800080"/>
    </style:style>
    <style:style style:name="T2" style:family="text">
      <style:text-properties fo:color="#c0c0c0"/>
    </style:style>
    <style:style style:name="T3" style:family="text">
      <style:text-properties fo:color="#000000"/>
    </style:style>
    <style:style style:name="T4" style:family="text">
      <style:text-properties fo:color="#000000" style:font-name="Garuda" fo:font-size="12pt" style:font-size-asian="12pt" style:font-size-complex="12pt"/>
    </style:style>
    <style:style style:name="T5" style:family="text">
      <style:text-properties style:font-name="Garuda"/>
    </style:style>
    <style:style style:name="T6" style:family="text">
      <style:text-properties style:font-name="Garuda" fo:font-size="12pt" style:font-size-asian="12pt" style:font-size-complex="12pt"/>
    </style:style>
    <style:style style:name="T7" style:family="text">
      <style:text-properties fo:font-size="12pt"/>
    </style:style>
    <style:style style:name="T8" style:family="text">
      <style:text-properties style:font-size-asian="12pt"/>
    </style:style>
    <style:style style:name="T9" style:family="text">
      <style:text-properties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FOR WEB BROWSER</text:p>
      <text:p text:style-name="P2">May 16, 2013</text:p>
      <text:p text:style-name="P2"/>
      <text:p text:style-name="P2">FEATURES:</text:p>
      <text:list xml:id="list724801584" text:style-name="L1">
        <text:list-item>
          <text:p text:style-name="P3">BROWSER: <text:s/>The Web Browser allows one to visit various websites</text:p>
        </text:list-item>
        <text:list-item>
          <text:p text:style-name="P3">TABS: <text:s/>One can open additional tabs in the web. <text:s/>A new tab will open to the http://www.curiomotion.com page</text:p>
        </text:list-item>
        <text:list-item>
          <text:p text:style-name="P3">BUTTONS</text:p>
        </text:list-item>
      </text:list>
      <text:list xml:id="list1199070445" text:style-name="L3">
        <text:list-item>
          <text:p text:style-name="P4">HOME: <text:s/>A home button takes the user to the Curiomotion home page</text:p>
        </text:list-item>
        <text:list-item>
          <text:p text:style-name="P4">BACK: The back button takes one backwards in the visitation history of the current tab</text:p>
        </text:list-item>
        <text:list-item>
          <text:p text:style-name="P4">FORWARD: <text:s/>The forward takes one forward in the visitation history of the current tab</text:p>
        </text:list-item>
        <text:list-item>
          <text:p text:style-name="P8">GO: The go button loads the URL currently in the address bar</text:p>
        </text:list-item>
        <text:list-item>
          <text:p text:style-name="P8">RELOAD: <text:s/>The reload button reloads the page in the browser</text:p>
        </text:list-item>
        <text:list-item>
          <text:p text:style-name="P8">HISTORY: <text:s/>This opens up a tab with the global history (See below)</text:p>
        </text:list-item>
      </text:list>
      <text:list xml:id="list1631758066" text:continue-list="list724801584" text:style-name="L1">
        <text:list-item>
          <text:p text:style-name="P3">ADDRESS BAR: <text:s/></text:p>
          <text:list>
            <text:list-item>
              <text:p text:style-name="P3">The address bar displays the current URL of the browser </text:p>
            </text:list-item>
            <text:list-item>
              <text:p text:style-name="P3">Clicking RETURN in the address bar takes one to that URL</text:p>
            </text:list-item>
            <text:list-item>
              <text:p text:style-name="P3">Typing in the address bar will check the History for the possibility of an auto complete</text:p>
            </text:list-item>
          </text:list>
        </text:list-item>
        <text:list-item>
          <text:p text:style-name="P3">DOWNLOAD IMAGE:</text:p>
          <text:list>
            <text:list-item>
              <text:p text:style-name="P3">Users can right click on an image to download it to a USB</text:p>
            </text:list-item>
          </text:list>
        </text:list-item>
        <text:list-item>
          <text:p text:style-name="P3">HISTORY:</text:p>
          <text:list>
            <text:list-item>
              <text:p text:style-name="P3">The application maintains a global history of all the URLs visited by all tabs</text:p>
            </text:list-item>
            <text:list-item>
              <text:p text:style-name="P3">Each History item contains</text:p>
              <text:list>
                <text:list-item>
                  <text:p text:style-name="P3">URL</text:p>
                </text:list-item>
                <text:list-item>
                  <text:p text:style-name="P3">Title</text:p>
                </text:list-item>
                <text:list-item>
                  <text:p text:style-name="P3">Date</text:p>
                </text:list-item>
              </text:list>
            </text:list-item>
            <text:list-item>
              <text:p text:style-name="P3">Static: The history object is a static object shared by all members of the Tab class</text:p>
            </text:list-item>
            <text:list-item>
              <text:p text:style-name="P3"><text:soft-page-break/>HISTORY OF HISTORY</text:p>
              <text:list>
                <text:list-item>
                  <text:p text:style-name="P3">Because it is static, History Object is constructed on an initial load.</text:p>
                </text:list-item>
                <text:list-item>
                  <text:p text:style-name="P3">On creation, History loads the the contents of the the file HISTORY_FILENAME into its arrays</text:p>
                </text:list-item>
                <text:list-item>
                  <text:p text:style-name="P3">History updates the arrays with each newly visited web site</text:p>
                </text:list-item>
                <text:list-item>
                  <text:p text:style-name="P3">Array contents are saved to file only on the close of the Web Browser. Any other event that closes the Web Browser (e.g. SEG FAULT) will not save the updated history to a file</text:p>
                </text:list-item>
                <text:list-item>
                  <text:p text:style-name="P3">The HTML for the History Tab is generated from <text:line-break/>“QString History::outputHTML()”</text:p>
                </text:list-item>
              </text:list>
            </text:list-item>
          </text:list>
        </text:list-item>
      </text:list>
      <text:p text:style-name="P2"/>
      <text:p text:style-name="P2"/>
      <text:p text:style-name="P2">USAGE NOTES:</text:p>
      <text:list xml:id="list1395834590" text:style-name="L4">
        <text:list-item>
          <text:p text:style-name="P7"><text:span text:style-name="T5">FLASH LOADING: <text:s/>For flash to load, the library “libflashplayer.so” must be installed: <text:s/></text:span></text:p>
        </text:list-item>
        <text:list-item>
          <text:p text:style-name="P5"><text:s/>USB SAVE: <text:s/>Image can only be saved to a USB Drive</text:p>
        </text:list-item>
        <text:list-item>
          <text:p text:style-name="P7"><text:span text:style-name="T5"><text:s/>HISTORY FILE: <text:s/>History is saved to "history.txt" in the top-level directory. <text:line-break/>To reset this, change <text:s text:c="2"/>"#define HISTORY_FILENAME <text:s/>history.txt" in History.h</text:span></text:p>
        </text:list-item>
        <text:list-item>
          <text:p text:style-name="P7"><text:span text:style-name="T5">History Display: <text:s/>The HTML for the History Tab is generated from <text:line-break/>“QString History::outputHTML()”. <text:s/>Edit this file to change display</text:span></text:p>
        </text:list-item>
      </text:list>
      <text:p text:style-name="P2"/>
      <text:p text:style-name="P2">KNOWN ISSUES:</text:p>
      <text:list xml:id="list1385240550" text:style-name="L5">
        <text:list-item>
          <text:p text:style-name="P6">CURIOMOTION.COM REDIRECTS: <text:s/>Because of redirects, the Curiomotion pages loads three times. <text:s/>This does not impact any functionality in any significant manner, but loading this page is a bit slow and it looks odd</text:p>
        </text:list-item>
        <text:list-item>
          <text:p text:style-name="P6">CURIOMOTION.COM LIBRARIES: <text:s/>The following warning is generated when one visits the home page:<text:line-break/>“ NVIDIA: could not open the device file /dev/nvidiactl (No such file or directory). “ Performance is not affected</text:p>
        </text:list-item>
        <text:list-item>
          <text:p text:style-name="P6">CURIOMOTION TITLE IS HOME: <text:s/>When one opens up the History Tab, the Curiomotion age is listed as “Home”, which may be confusing</text:p>
        </text:list-item>
        <text:list-item>
          <text:p text:style-name="P6"><text:soft-page-break/>IMAGE LOADING ISSUES: <text:s/>On certain computers, images don't load. <text:s/>This has never been an issue on our office computers. <text:s/>However, on my laptop, images do not always load. <text:s/>Please check this on the engine before deployment</text:p>
        </text:list-item>
        <text:list-item>
          <text:p text:style-name="P6">NO POPUP LINKS: <text:s/>The browser can not open up links which have specify a "target". <text:s/>On Firefox, this would open up an external window or tab. <text:s/>However, this can not be done on our current browser. <text:s/>For an example, click on the links at http://www.west.com/careers/search/</text:p>
        </text:list-item>
        <text:list-item>
          <text:p text:style-name="P6">ZIPPED MEDIA CRASH: <text:s/>Some browsers zip their multimedia. <text:s/>libz.so produces a SEGV and the browser immediately crashes. <text:s/>Examples of affected websites are: http://www.salon.com and http://www.okcupid.com. <text:s/>This is a known bug in Qt4.7.4: <text:s/>https://bugreports.qt-project.org/browse/QTBUG-22660 . <text:s/>I have compiled the code against 4.8.1 and there is no crash. <text:s/></text:p>
        </text:list-item>
        <text:list-item>
          <text:p text:style-name="P6">NO FAILURE PAGE: <text:s/>If the user enters in a misspelled or otherwise incorrect URL, no error page is generated. <text:s/>The Web page just sits there</text:p>
        </text:list-item>
        <text:list-item>
          <text:p text:style-name="P1"><text:span text:style-name="T11">MISTAKEN AS MOBILE: <text:s/>Entering </text:span><text:a xlink:type="simple" xlink:href="http://www.yahoo.com/"><text:span text:style-name="T10">http://www.yahoo.com</text:span></text:a><text:span text:style-name="T11"> takes one to the Yahoo mobile site. <text:s/>I have not seen this behavior with any other URL.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document-statistic meta:table-count="0" meta:image-count="0" meta:object-count="0" meta:page-count="3" meta:paragraph-count="45" meta:word-count="656" meta:character-count="3828"/>
    <dc:date>2013-05-16T13:43:13</dc:date>
    <dc:creator>Curio </dc:creator>
    <meta:editing-duration>PT49M53S</meta:editing-duration>
    <meta:editing-cycles>1</meta:editing-cycles>
  </office:meta>
</office:document-meta>
</file>